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3646in" fo:margin-left="-0.0063in" table:align="left"/>
    </style:style>
    <style:style style:name="Table1.A" style:family="table-column">
      <style:table-column-properties style:column-width="3.4688in"/>
    </style:style>
    <style:style style:name="Table1.B" style:family="table-column">
      <style:table-column-properties style:column-width="3.8958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2"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3"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5"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6" style:family="paragraph" style:parent-style-name="Standard">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7" style:family="paragraph" style:parent-style-name="Standard">
      <style:text-properties fo:color="#000000"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8" style:family="paragraph" style:parent-style-name="Standard">
      <style:text-properties fo:color="#00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9"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568aba"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12"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13"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14"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5"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6"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7"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8"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9" style:family="paragraph" style:parent-style-name="Standard">
      <style:paragraph-properties fo:text-align="start" style:justify-single-word="false"/>
      <style:text-properties fo:color="#ff0000"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20" style:family="paragraph" style:parent-style-name="Standard">
      <style:text-properties fo:color="#ff0000"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21" style:family="paragraph" style:parent-style-name="Standard">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22" style:family="paragraph" style:parent-style-name="Standard">
      <style:text-properties fo:color="#ff0000" style:font-name="DejaVu Serif" fo:font-size="10.5pt" officeooo:paragraph-rsid="0079f3d7" style:font-name-asian="AR PL UMing HK1" style:font-size-asian="10.5pt" style:font-name-complex="Lohit Devanagari2" style:font-size-complex="10.5pt"/>
    </style:style>
    <style:style style:name="P23" style:family="paragraph" style:parent-style-name="Standard">
      <style:text-properties fo:color="#ff0000" style:font-name="DejaVu Serif" fo:font-size="10.5pt" officeooo:paragraph-rsid="00568aba" style:font-name-asian="AR PL UMing HK1" style:font-size-asian="10.5pt" style:font-name-complex="Lohit Devanagari2" style:font-size-complex="10.5pt"/>
    </style:style>
    <style:style style:name="P24" style:family="paragraph" style:parent-style-name="Standard">
      <style:text-properties fo:color="#ff0000" style:font-name="DejaVu Serif" fo:font-size="10.5pt" fo:font-weight="normal" officeooo:paragraph-rsid="00568aba" style:font-name-asian="AR PL UMing HK1" style:font-size-asian="10.5pt" style:font-weight-asian="normal" style:font-name-complex="Lohit Devanagari2" style:font-size-complex="10.5pt" style:font-weight-complex="normal"/>
    </style:style>
    <style:style style:name="P25"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26" style:family="paragraph" style:parent-style-name="Standard">
      <style:paragraph-properties fo:text-align="start" style:justify-single-word="false"/>
      <style:text-properties style:font-name="DejaVu Serif" fo:font-size="10.5pt" officeooo:paragraph-rsid="007ba2a6" style:font-size-asian="10.5pt" style:font-size-complex="10.5pt"/>
    </style:style>
    <style:style style:name="P27"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28" style:family="paragraph" style:parent-style-name="Standard">
      <style:text-properties style:font-name="DejaVu Serif" fo:font-size="10.5pt" officeooo:paragraph-rsid="002a673a" style:font-name-asian="AR PL UMing HK1" style:font-size-asian="10.5pt" style:font-name-complex="Lohit Devanagari2" style:font-size-complex="10.5pt"/>
    </style:style>
    <style:style style:name="P29" style:family="paragraph" style:parent-style-name="Standard">
      <style:text-properties style:font-name="DejaVu Serif" fo:font-size="10.5pt" fo:language="it" fo:country="IT" officeooo:paragraph-rsid="0018e740" style:font-size-asian="10.5pt" style:font-size-complex="10.5pt"/>
    </style:style>
    <style:style style:name="P30" style:family="paragraph" style:parent-style-name="Standard">
      <style:paragraph-properties fo:text-align="start" style:justify-single-word="false"/>
      <style:text-properties style:font-name="DejaVu Serif" fo:font-size="10.5pt" fo:language="it" fo:country="IT" fo:font-weight="normal" officeooo:paragraph-rsid="002a58a7" style:font-size-asian="10.5pt" style:font-weight-asian="normal" style:font-size-complex="10.5pt" style:font-weight-complex="normal"/>
    </style:style>
    <style:style style:name="P31"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32"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33"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34"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35" style:family="paragraph" style:parent-style-name="Standard">
      <style:paragraph-properties fo:text-align="start" style:justify-single-word="false"/>
      <style:text-properties style:font-name="Liberation Sans" fo:font-size="12pt" fo:language="it" fo:country="IT" fo:font-weight="bold" officeooo:paragraph-rsid="0018e740" style:font-size-asian="12pt" style:font-weight-asian="bold" style:font-size-complex="12pt" style:font-weight-complex="bold"/>
    </style:style>
    <style:style style:name="P36" style:family="paragraph" style:parent-style-name="Standard">
      <style:paragraph-properties fo:text-align="center" style:justify-single-word="false"/>
      <style:text-properties style:font-name="Liberation Sans" fo:font-size="14pt" fo:language="it" fo:country="IT" fo:font-weight="bold" officeooo:paragraph-rsid="0018e740" style:font-size-asian="14pt" style:font-weight-asian="bold" style:font-size-complex="14pt" style:font-weight-complex="bold"/>
    </style:style>
    <style:style style:name="P37" style:family="paragraph" style:parent-style-name="Standard">
      <style:paragraph-properties fo:margin-left="0in" fo:margin-right="0in" fo:text-align="start" style:justify-single-word="false" fo:text-indent="0in" style:auto-text-indent="false"/>
      <style:text-properties style:font-name="DejaVu Serif" fo:font-size="10.5pt" style:font-size-asian="10.5pt" style:font-size-complex="10.5pt"/>
    </style:style>
    <style:style style:name="P38" style:family="paragraph" style:parent-style-name="Standard">
      <style:paragraph-properties fo:margin-left="0in" fo:margin-right="0in" fo:text-align="start" style:justify-single-word="false" fo:text-indent="0in" style:auto-text-indent="false"/>
      <style:text-properties fo:color="#000000" style:font-name="DejaVu Serif" fo:font-size="10.5pt" style:font-size-asian="10.5pt" style:font-size-complex="10.5pt"/>
    </style:style>
    <style:style style:name="P39" style:family="paragraph" style:parent-style-name="Preformatted_20_Text">
      <style:paragraph-properties fo:text-align="start" style:justify-single-word="false"/>
      <style:text-properties fo:color="#0000ff" style:font-name="DejaVu Serif" fo:font-size="10.5pt" fo:language="it" fo:country="IT" fo:font-weight="normal" officeooo:paragraph-rsid="002a673a" style:font-size-asian="10.5pt" style:font-weight-asian="normal" style:font-size-complex="10.5pt" style:font-weight-complex="normal"/>
    </style:style>
    <style:style style:name="P40"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41" style:family="paragraph" style:parent-style-name="Preformatted_20_Text">
      <style:paragraph-properties fo:text-align="start" style:justify-single-word="false"/>
      <style:text-properties fo:color="#0000ff" style:font-name="DejaVu Serif" fo:font-size="10.5pt" officeooo:paragraph-rsid="00304aca" style:font-size-asian="10.5pt" style:font-size-complex="10.5pt"/>
    </style:style>
    <style:style style:name="P42" style:family="paragraph" style:parent-style-name="Preformatted_20_Text">
      <style:paragraph-properties fo:text-align="start" style:justify-single-word="false"/>
      <style:text-properties fo:color="#ff0000" style:font-name="DejaVu Serif" fo:font-size="10.5pt" officeooo:paragraph-rsid="001c5184" style:font-size-asian="10.5pt" style:font-size-complex="10.5pt"/>
    </style:style>
    <style:style style:name="P43" style:family="paragraph" style:parent-style-name="Preformatted_20_Text">
      <style:paragraph-properties fo:text-align="start" style:justify-single-word="false"/>
      <style:text-properties fo:color="#ff0000" style:font-name="DejaVu Serif" fo:font-size="10.5pt" officeooo:paragraph-rsid="001d035d" style:font-size-asian="10.5pt" style:font-size-complex="10.5pt"/>
    </style:style>
    <style:style style:name="P44" style:family="paragraph" style:parent-style-name="Preformatted_20_Text">
      <style:paragraph-properties fo:text-align="start" style:justify-single-word="false"/>
      <style:text-properties fo:color="#ff0000" style:font-name="DejaVu Serif" fo:font-size="10.5pt" officeooo:paragraph-rsid="002d6b59" style:font-size-asian="10.5pt" style:font-size-complex="10.5pt"/>
    </style:style>
    <style:style style:name="P45"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46"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47" style:family="paragraph" style:parent-style-name="Preformatted_20_Text">
      <style:paragraph-properties fo:text-align="start" style:justify-single-word="false"/>
      <style:text-properties fo:color="#ff0000" style:font-name="DejaVu Serif" fo:font-size="10.5pt" fo:language="it" fo:country="IT" fo:font-weight="normal" officeooo:paragraph-rsid="002a58a7" style:font-size-asian="10.5pt" style:font-weight-asian="normal" style:font-size-complex="10.5pt" style:font-weight-complex="normal"/>
    </style:style>
    <style:style style:name="P48" style:family="paragraph" style:parent-style-name="Preformatted_20_Text">
      <style:paragraph-properties fo:text-align="start" style:justify-single-word="false"/>
      <style:text-properties fo:color="#ff0000" style:font-name="DejaVu Serif" fo:font-size="10.5pt" fo:language="it" fo:country="IT" fo:font-weight="normal" officeooo:paragraph-rsid="007ba2a6" style:font-name-asian="AR PL UMing HK1" style:font-size-asian="10.5pt" style:font-weight-asian="normal" style:font-name-complex="Lohit Devanagari2" style:font-size-complex="10.5pt" style:font-weight-complex="normal"/>
    </style:style>
    <style:style style:name="P49" style:family="paragraph" style:parent-style-name="Preformatted_20_Text">
      <style:paragraph-properties fo:text-align="start" style:justify-single-word="false"/>
      <style:text-properties fo:color="#ff0000"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50" style:family="paragraph" style:parent-style-name="Preformatted_20_Text">
      <style:paragraph-properties fo:text-align="start" style:justify-single-word="false"/>
      <style:text-properties fo:color="#ff0000" style:font-name="DejaVu Serif" fo:font-size="10.5pt" fo:language="it" fo:country="IT" fo:font-weight="bold" officeooo:paragraph-rsid="0071fae7" style:font-name-asian="AR PL UMing HK1" style:font-size-asian="10.5pt" style:font-weight-asian="bold" style:font-name-complex="Lohit Devanagari2" style:font-size-complex="10.5pt" style:font-weight-complex="bold"/>
    </style:style>
    <style:style style:name="P51" style:family="paragraph" style:parent-style-name="Preformatted_20_Text">
      <style:paragraph-properties fo:text-align="start" style:justify-single-word="false"/>
      <style:text-properties fo:color="#ff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52" style:family="paragraph" style:parent-style-name="Preformatted_20_Text">
      <style:paragraph-properties fo:text-align="start" style:justify-single-word="false"/>
      <style:text-properties fo:color="#000000" style:font-name="DejaVu Serif" fo:font-size="10.5pt" fo:language="it" fo:country="IT" fo:font-weight="normal" officeooo:paragraph-rsid="002e1951" style:font-size-asian="10.5pt" style:font-weight-asian="normal" style:font-size-complex="10.5pt" style:font-weight-complex="normal"/>
    </style:style>
    <style:style style:name="P53"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54"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55"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56"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57"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58"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59"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60"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61"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62" style:family="paragraph" style:parent-style-name="Preformatted_20_Text">
      <style:paragraph-properties fo:text-align="start" style:justify-single-word="false"/>
      <style:text-properties style:font-name="DejaVu Serif" fo:font-size="10.5pt" officeooo:paragraph-rsid="0071fae7" style:font-size-asian="10.5pt" style:font-size-complex="10.5pt"/>
    </style:style>
    <style:style style:name="P63"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64"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65" style:family="paragraph" style:parent-style-name="Preformatted_20_Text">
      <style:paragraph-properties fo:text-align="start" style:justify-single-word="false"/>
      <style:text-properties style:font-name="DejaVu Serif" fo:font-size="10.5pt" fo:language="it" fo:country="IT" fo:font-weight="bold" officeooo:paragraph-rsid="002a58a7" style:font-size-asian="10.5pt" style:font-weight-asian="bold" style:font-size-complex="10.5pt" style:font-weight-complex="bold"/>
    </style:style>
    <style:style style:name="P66"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67"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68" style:family="paragraph" style:parent-style-name="Preformatted_20_Text">
      <style:paragraph-properties fo:text-align="center"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69" style:family="paragraph" style:parent-style-name="Preformatted_20_Text">
      <style:paragraph-properties fo:text-align="start" style:justify-single-word="false"/>
      <style:text-properties style:font-name="DejaVu Serif" fo:font-size="10.5pt" fo:language="it" fo:country="IT" fo:font-weight="bold" officeooo:paragraph-rsid="003cb09b" style:font-name-asian="AR PL UMing HK1" style:font-size-asian="10.5pt" style:font-weight-asian="bold" style:font-name-complex="Lohit Devanagari2" style:font-size-complex="10.5pt" style:font-weight-complex="bold"/>
    </style:style>
    <style:style style:name="P70" style:family="paragraph" style:parent-style-name="Preformatted_20_Text">
      <style:paragraph-properties fo:text-align="start" style:justify-single-word="false"/>
      <style:text-properties style:font-name="DejaVu Serif" fo:font-size="10.5pt" fo:language="it" fo:country="IT" fo:font-weight="normal" officeooo:paragraph-rsid="002a673a" style:font-size-asian="10.5pt" style:font-weight-asian="normal" style:font-size-complex="10.5pt" style:font-weight-complex="normal"/>
    </style:style>
    <style:style style:name="P71"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72"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73" style:family="paragraph" style:parent-style-name="Preformatted_20_Text">
      <style:paragraph-properties fo:text-align="start" style:justify-single-word="false"/>
      <style:text-properties style:font-name="DejaVu Serif" fo:font-size="10.5pt" fo:font-weight="bold" officeooo:paragraph-rsid="00766c9e" style:font-name-asian="AR PL UMing HK1" style:font-size-asian="10.5pt" style:font-weight-asian="bold" style:font-name-complex="Lohit Devanagari2" style:font-size-complex="10.5pt" style:font-weight-complex="bold"/>
    </style:style>
    <style:style style:name="P74"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75" style:family="paragraph" style:parent-style-name="Table_20_Contents">
      <style:text-properties style:font-name="DejaVu Serif" fo:font-size="10.5pt" officeooo:paragraph-rsid="003f0cac" style:font-size-asian="10.5pt" style:font-size-complex="10.5pt"/>
    </style:style>
    <style:style style:name="P76" style:family="paragraph" style:parent-style-name="Standard" style:master-page-name="Standard">
      <style:paragraph-properties style:page-number="auto"/>
      <style:text-properties style:font-name="DejaVu Serif" fo:font-size="10.5pt" fo:language="it" fo:country="IT" officeooo:paragraph-rsid="0018e740" style:font-size-asian="10.5pt" style:font-size-complex="10.5pt"/>
    </style:style>
    <style:style style:name="P77" style:family="paragraph" style:parent-style-name="Standard" style:list-style-name="L1">
      <style:text-properties style:font-name="DejaVu Serif" fo:font-size="10.5pt" fo:language="it" fo:country="IT" officeooo:paragraph-rsid="0018e740" style:font-size-asian="10.5pt" style:font-size-complex="10.5pt"/>
    </style:style>
    <style:style style:name="P78" style:family="paragraph" style:parent-style-name="Standard" style:list-style-name="L1">
      <style:text-properties style:font-name="DejaVu Serif" fo:font-size="10.5pt" fo:language="it" fo:country="IT" officeooo:paragraph-rsid="003a8270" style:font-size-asian="10.5pt" style:font-size-complex="10.5pt"/>
    </style:style>
    <style:style style:name="P79" style:family="paragraph" style:parent-style-name="Standard" style:list-style-name="L1">
      <style:text-properties style:font-name="DejaVu Serif" fo:font-size="10.5pt" fo:language="it" fo:country="IT" officeooo:paragraph-rsid="007ae9ad" style:font-size-asian="10.5pt" style:font-size-complex="10.5pt"/>
    </style:style>
    <style:style style:name="P80" style:family="paragraph" style:parent-style-name="Standard" style:list-style-name="L1">
      <style:text-properties style:font-name="DejaVu Serif" fo:font-size="10.5pt" fo:language="it" fo:country="IT" officeooo:paragraph-rsid="007df1a9" style:font-size-asian="10.5pt" style:font-size-complex="10.5pt"/>
    </style:style>
    <style:style style:name="P81" style:family="paragraph" style:parent-style-name="Standard" style:list-style-name="L1">
      <style:text-properties style:font-name="DejaVu Serif" fo:font-size="10.5pt" fo:language="it" fo:country="IT" officeooo:paragraph-rsid="008257fd" style:font-size-asian="10.5pt" style:font-size-complex="10.5pt"/>
    </style:style>
    <style:style style:name="P82" style:family="paragraph" style:parent-style-name="Standard" style:list-style-name="L1">
      <style:text-properties style:font-name="DejaVu Serif" fo:font-size="10.5pt" fo:language="it" fo:country="IT" officeooo:paragraph-rsid="007d5a2a" style:font-size-asian="10.5pt" style:font-size-complex="10.5pt"/>
    </style:style>
    <style:style style:name="P83" style:family="paragraph" style:parent-style-name="Standard" style:list-style-name="L1">
      <style:text-properties style:font-name="DejaVu Serif" fo:font-size="10.5pt" fo:language="it" fo:country="IT" officeooo:paragraph-rsid="007f6934" style:font-size-asian="10.5pt" style:font-size-complex="10.5pt"/>
    </style:style>
    <style:style style:name="P84" style:family="paragraph" style:parent-style-name="Standard" style:list-style-name="L1">
      <style:text-properties style:font-name="DejaVu Serif" fo:font-size="10.5pt" fo:language="it" fo:country="IT" officeooo:paragraph-rsid="00830868" style:font-size-asian="10.5pt" style:font-size-complex="10.5pt"/>
    </style:style>
    <style:style style:name="P85" style:family="paragraph" style:parent-style-name="Standard" style:list-style-name="L10">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86" style:family="paragraph" style:parent-style-name="Standard" style:list-style-name="L8">
      <style:paragraph-properties fo:text-align="start" style:justify-single-word="false"/>
      <style:text-properties style:font-name="DejaVu Serif" fo:font-size="10.5pt" officeooo:paragraph-rsid="007ba2a6" style:font-size-asian="10.5pt" style:font-size-complex="10.5pt"/>
    </style:style>
    <style:style style:name="P87" style:family="paragraph" style:parent-style-name="Standard" style:list-style-name="L9">
      <style:paragraph-properties fo:text-align="start" style:justify-single-word="false"/>
      <style:text-properties style:font-name="DejaVu Serif" fo:font-size="10.5pt" officeooo:paragraph-rsid="007ba2a6" style:font-size-asian="10.5pt" style:font-size-complex="10.5pt"/>
    </style:style>
    <style:style style:name="P88" style:family="paragraph" style:parent-style-name="Standard" style:list-style-name="L10">
      <style:paragraph-properties fo:text-align="start" style:justify-single-word="false"/>
      <style:text-properties style:font-name="DejaVu Serif" fo:font-size="10.5pt" officeooo:paragraph-rsid="007ba2a6" style:font-size-asian="10.5pt" style:font-size-complex="10.5pt"/>
    </style:style>
    <style:style style:name="P89" style:family="paragraph" style:parent-style-name="Standard" style:list-style-name="L14">
      <style:paragraph-properties fo:text-align="start" style:justify-single-word="false"/>
      <style:text-properties style:font-name="DejaVu Serif" fo:font-size="10.5pt" officeooo:paragraph-rsid="00398010" style:font-size-asian="10.5pt" style:font-size-complex="10.5pt"/>
    </style:style>
    <style:style style:name="P90" style:family="paragraph" style:parent-style-name="Standard" style:list-style-name="L15">
      <style:paragraph-properties fo:text-align="start" style:justify-single-word="false"/>
      <style:text-properties style:font-name="DejaVu Serif" fo:font-size="10.5pt" officeooo:paragraph-rsid="007103d6" style:font-size-asian="10.5pt" style:font-size-complex="10.5pt"/>
    </style:style>
    <style:style style:name="P91" style:family="paragraph" style:parent-style-name="Standard" style:list-style-name="L15">
      <style:paragraph-properties fo:text-align="start" style:justify-single-word="false"/>
      <style:text-properties style:font-name="DejaVu Serif" fo:font-size="10.5pt" officeooo:paragraph-rsid="006944bc" style:font-size-asian="10.5pt" style:font-size-complex="10.5pt"/>
    </style:style>
    <style:style style:name="P92" style:family="paragraph" style:parent-style-name="Standard" style:list-style-name="L15">
      <style:paragraph-properties fo:text-align="start" style:justify-single-word="false"/>
      <style:text-properties style:font-name="DejaVu Serif" fo:font-size="10.5pt" officeooo:paragraph-rsid="0071fae7" style:font-size-asian="10.5pt" style:font-size-complex="10.5pt"/>
    </style:style>
    <style:style style:name="P93" style:family="paragraph" style:parent-style-name="Standard" style:list-style-name="L13">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94"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95"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96" style:family="paragraph" style:parent-style-name="Standard" style:list-style-name="L6">
      <style:text-properties fo:color="#000000" style:font-name="DejaVu Serif" fo:font-size="10.5pt" officeooo:paragraph-rsid="00568aba" style:font-name-asian="AR PL UMing HK1" style:font-size-asian="10.5pt" style:font-name-complex="Lohit Devanagari2" style:font-size-complex="10.5pt"/>
    </style:style>
    <style:style style:name="P97" style:family="paragraph" style:parent-style-name="Standard" style:list-style-name="L7">
      <style:text-properties fo:color="#000000" style:font-name="DejaVu Serif" fo:font-size="10.5pt" officeooo:paragraph-rsid="00509758" style:font-name-asian="AR PL UMing HK1" style:font-size-asian="10.5pt" style:font-name-complex="Lohit Devanagari2" style:font-size-complex="10.5pt"/>
    </style:style>
    <style:style style:name="P98" style:family="paragraph" style:parent-style-name="Standard" style:list-style-name="L7">
      <style:text-properties fo:color="#000000" style:font-name="DejaVu Serif" fo:font-size="10.5pt" officeooo:paragraph-rsid="00568aba" style:font-name-asian="AR PL UMing HK1" style:font-size-asian="10.5pt" style:font-name-complex="Lohit Devanagari2" style:font-size-complex="10.5pt"/>
    </style:style>
    <style:style style:name="P99" style:family="paragraph" style:parent-style-name="Standard" style:list-style-name="L7">
      <style:text-properties fo:color="#000000" style:font-name="DejaVu Serif" fo:font-size="10.5pt" officeooo:paragraph-rsid="0057e10d" style:font-name-asian="AR PL UMing HK1" style:font-size-asian="10.5pt" style:font-name-complex="Lohit Devanagari2" style:font-size-complex="10.5pt"/>
    </style:style>
    <style:style style:name="P100" style:family="paragraph" style:parent-style-name="Standard" style:list-style-name="L7">
      <style:text-properties fo:color="#000000" style:font-name="DejaVu Serif" fo:font-size="10.5pt" officeooo:paragraph-rsid="00584ed0" style:font-name-asian="AR PL UMing HK1" style:font-size-asian="10.5pt" style:font-name-complex="Lohit Devanagari2" style:font-size-complex="10.5pt"/>
    </style:style>
    <style:style style:name="P101" style:family="paragraph" style:parent-style-name="Standard" style:list-style-name="L7">
      <style:text-properties fo:color="#000000" style:font-name="DejaVu Serif" fo:font-size="10.5pt" officeooo:paragraph-rsid="008cdd9d" style:font-name-asian="AR PL UMing HK1" style:font-size-asian="10.5pt" style:font-name-complex="Lohit Devanagari2" style:font-size-complex="10.5pt"/>
    </style:style>
    <style:style style:name="P102" style:family="paragraph" style:parent-style-name="Standard" style:list-style-name="L15">
      <style:paragraph-properties fo:text-align="start" style:justify-single-word="false"/>
      <style:text-properties fo:color="#000000" style:font-name="DejaVu Serif" fo:font-size="10.5pt" officeooo:paragraph-rsid="007103d6" style:font-size-asian="10.5pt" style:font-size-complex="10.5pt"/>
    </style:style>
    <style:style style:name="P103" style:family="paragraph" style:parent-style-name="Standard" style:list-style-name="L15">
      <style:paragraph-properties fo:text-align="start" style:justify-single-word="false"/>
      <style:text-properties fo:color="#000000" style:font-name="DejaVu Serif" fo:font-size="10.5pt" officeooo:paragraph-rsid="0073d195" style:font-size-asian="10.5pt" style:font-size-complex="10.5pt"/>
    </style:style>
    <style:style style:name="P104" style:family="paragraph" style:parent-style-name="Standard" style:list-style-name="L15">
      <style:paragraph-properties fo:text-align="start" style:justify-single-word="false"/>
      <style:text-properties fo:color="#000000" style:font-name="DejaVu Serif" fo:font-size="10.5pt" officeooo:paragraph-rsid="0071fae7" style:font-size-asian="10.5pt" style:font-size-complex="10.5pt"/>
    </style:style>
    <style:style style:name="P105" style:family="paragraph" style:parent-style-name="Standard" style:list-style-name="L16">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06" style:family="paragraph" style:parent-style-name="Standard" style:list-style-name="L7">
      <style:text-properties fo:color="#ff0000" style:font-name="DejaVu Serif" fo:font-size="10.5pt" officeooo:paragraph-rsid="005343bb" style:font-name-asian="AR PL UMing HK1" style:font-size-asian="10.5pt" style:font-name-complex="Lohit Devanagari2" style:font-size-complex="10.5pt"/>
    </style:style>
    <style:style style:name="P107" style:family="paragraph" style:parent-style-name="Standard" style:list-style-name="L15">
      <style:paragraph-properties fo:text-align="start" style:justify-single-word="false"/>
      <style:text-properties fo:color="#3f7f5f" style:font-name="DejaVu Serif" fo:font-size="10.5pt" officeooo:paragraph-rsid="006dd4f1" style:font-size-asian="10.5pt" style:font-size-complex="10.5pt"/>
    </style:style>
    <style:style style:name="P108" style:family="paragraph" style:parent-style-name="Standard">
      <style:text-properties fo:color="#0000ff" style:font-name="DejaVu Serif" fo:font-size="10.5pt" officeooo:paragraph-rsid="005343bb" style:font-name-asian="AR PL UMing HK1" style:font-size-asian="10.5pt" style:font-name-complex="Lohit Devanagari2" style:font-size-complex="10.5pt"/>
    </style:style>
    <style:style style:name="P109"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110" style:family="paragraph" style:parent-style-name="Preformatted_20_Text" style:list-style-name="L2">
      <style:paragraph-properties fo:text-align="start" style:justify-single-word="false"/>
      <style:text-properties style:font-name="DejaVu Serif" fo:font-size="10.5pt" officeooo:paragraph-rsid="001b3259" style:font-size-asian="10.5pt" style:font-size-complex="10.5pt"/>
    </style:style>
    <style:style style:name="P111" style:family="paragraph" style:parent-style-name="Preformatted_20_Text" style:list-style-name="L3">
      <style:paragraph-properties fo:text-align="start" style:justify-single-word="false"/>
      <style:text-properties style:font-name="DejaVu Serif" fo:font-size="10.5pt" officeooo:paragraph-rsid="001a7741" style:font-size-asian="10.5pt" style:font-size-complex="10.5pt"/>
    </style:style>
    <style:style style:name="P112" style:family="paragraph" style:parent-style-name="Preformatted_20_Text" style:list-style-name="L3">
      <style:paragraph-properties fo:text-align="start" style:justify-single-word="false"/>
      <style:text-properties style:font-name="DejaVu Serif" fo:font-size="10.5pt" officeooo:paragraph-rsid="001ecf43" style:font-size-asian="10.5pt" style:font-size-complex="10.5pt"/>
    </style:style>
    <style:style style:name="P113" style:family="paragraph" style:parent-style-name="Preformatted_20_Text" style:list-style-name="L12">
      <style:paragraph-properties fo:text-align="start" style:justify-single-word="false"/>
      <style:text-properties style:font-name="DejaVu Serif" fo:font-size="10.5pt" officeooo:paragraph-rsid="002a673a" style:font-size-asian="10.5pt" style:font-size-complex="10.5pt"/>
    </style:style>
    <style:style style:name="P114" style:family="paragraph" style:parent-style-name="Preformatted_20_Text" style:list-style-name="L12">
      <style:paragraph-properties fo:text-align="start" style:justify-single-word="false"/>
      <style:text-properties style:font-name="DejaVu Serif" fo:font-size="10.5pt" officeooo:paragraph-rsid="002e1951" style:font-size-asian="10.5pt" style:font-size-complex="10.5pt"/>
    </style:style>
    <style:style style:name="P115" style:family="paragraph" style:parent-style-name="Preformatted_20_Text" style:list-style-name="L15">
      <style:paragraph-properties fo:text-align="start" style:justify-single-word="false"/>
      <style:text-properties style:font-name="DejaVu Serif" fo:font-size="10.5pt" officeooo:paragraph-rsid="006944bc" style:font-size-asian="10.5pt" style:font-size-complex="10.5pt"/>
    </style:style>
    <style:style style:name="P116"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117" style:family="paragraph" style:parent-style-name="Preformatted_20_Text">
      <style:paragraph-properties fo:text-align="start" style:justify-single-word="false"/>
      <style:text-properties style:font-name="DejaVu Serif" fo:font-size="10.5pt" officeooo:paragraph-rsid="00903fb5" style:font-size-asian="10.5pt" style:font-size-complex="10.5pt"/>
    </style:style>
    <style:style style:name="P118" style:family="paragraph" style:parent-style-name="Preformatted_20_Text" style:list-style-name="L11">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19" style:family="paragraph" style:parent-style-name="Preformatted_20_Text">
      <style:paragraph-properties fo:text-align="start" style:justify-single-word="false"/>
      <style:text-properties officeooo:paragraph-rsid="00903fb5"/>
    </style:style>
    <style:style style:name="P120" style:family="paragraph" style:parent-style-name="Table_20_Contents" style:list-style-name="L4">
      <style:text-properties style:font-name="DejaVu Serif" fo:font-size="10.5pt" officeooo:paragraph-rsid="003f0cac" style:font-size-asian="10.5pt" style:font-size-complex="10.5pt"/>
    </style:style>
    <style:style style:name="P121" style:family="paragraph" style:parent-style-name="Table_20_Contents" style:list-style-name="L4">
      <style:text-properties style:font-name="DejaVu Serif" fo:font-size="10.5pt" officeooo:paragraph-rsid="0041f3fc" style:font-size-asian="10.5pt" style:font-size-complex="10.5pt"/>
    </style:style>
    <style:style style:name="T1" style:family="text">
      <style:text-properties fo:color="#ff0000"/>
    </style:style>
    <style:style style:name="T2" style:family="text">
      <style:text-properties fo:color="#0000ff"/>
    </style:style>
    <style:style style:name="T3" style:family="text">
      <style:text-properties fo:color="#000000"/>
    </style:style>
    <style:style style:name="T4" style:family="text">
      <style:text-properties fo:color="#000000" fo:font-weight="normal" style:font-name-asian="AR PL UMing HK1" style:font-weight-asian="normal" style:font-name-complex="Lohit Devanagari2" style:font-weight-complex="normal"/>
    </style:style>
    <style:style style:name="T5" style:family="text">
      <style:text-properties fo:color="#000000" fo:font-weight="normal" style:font-weight-asian="normal" style:font-weight-complex="normal"/>
    </style:style>
    <style:style style:name="T6" style:family="text">
      <style:text-properties fo:color="#000000" fo:language="it" fo:country="IT"/>
    </style:style>
    <style:style style:name="T7" style:family="text">
      <style:text-properties fo:color="#000000" style:font-name="Monospace1" fo:font-size="10pt" style:font-size-asian="10pt"/>
    </style:style>
    <style:style style:name="T8" style:family="text">
      <style:text-properties fo:color="#000000" style:font-name="DejaVu Serif" fo:font-size="10.5pt" style:font-size-asian="10.5pt" style:font-size-complex="10.5pt"/>
    </style:style>
    <style:style style:name="T9" style:family="text">
      <style:text-properties fo:color="#7f0055" fo:font-weight="bold" style:font-weight-asian="bold"/>
    </style:style>
    <style:style style:name="T10" style:family="text">
      <style:text-properties fo:color="#7f0055" fo:font-weight="normal" style:font-weight-asian="normal" style:font-weight-complex="normal"/>
    </style:style>
    <style:style style:name="T11" style:family="text">
      <style:text-properties fo:color="#7f0055" style:font-name="Monospace1" fo:font-size="10pt" fo:font-weight="bold" style:font-size-asian="10pt" style:font-weight-asian="bold"/>
    </style:style>
    <style:style style:name="T12" style:family="text">
      <style:text-properties fo:color="#7f0055" style:font-name="DejaVu Serif" fo:font-size="10.5pt" fo:font-weight="bold" style:font-size-asian="10.5pt" style:font-weight-asian="bold" style:font-size-complex="10.5pt"/>
    </style:style>
    <style:style style:name="T13" style:family="text">
      <style:text-properties fo:color="#0000c0"/>
    </style:style>
    <style:style style:name="T14" style:family="text">
      <style:text-properties fo:color="#6a3e3e"/>
    </style:style>
    <style:style style:name="T15" style:family="text">
      <style:text-properties fo:color="#3f5fbf"/>
    </style:style>
    <style:style style:name="T16" style:family="text">
      <style:text-properties fo:language="it" fo:country="IT" fo:font-weight="bold" style:font-weight-asian="bold" style:font-weight-complex="bold"/>
    </style:style>
    <style:style style:name="T17" style:family="text">
      <style:text-properties fo:language="it" fo:country="IT" fo:font-weight="normal" style:font-weight-asian="normal" style:font-weight-complex="normal"/>
    </style:style>
    <style:style style:name="T18" style:family="text">
      <style:text-properties style:text-position="super 58%"/>
    </style:style>
    <style:style style:name="T19" style:family="text">
      <style:text-properties fo:color="#3f7f5f"/>
    </style:style>
    <style:style style:name="T20" style:family="text">
      <style:text-properties style:use-window-font-color="true" fo:font-weight="normal" style:font-weight-asian="normal" style:font-weight-complex="normal"/>
    </style:style>
    <style:style style:name="T21" style:family="text">
      <style:text-properties style:font-name="DejaVu Serif" fo:font-size="10.5pt" style:font-size-asian="10.5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p>
      <text:list xml:id="list5969022718720968958" text:style-name="L1">
        <text:list-item>
          <text:p text:style-name="P77">Progettazione e struttura delle varie parti del programma</text:p>
          <text:list>
            <text:list-item>
              <text:p text:style-name="P77">Struttura generale</text:p>
              <text:list>
                <text:list-item>
                  <text:p text:style-name="P77">Perchè scegliere un doppio MVC</text:p>
                </text:list-item>
              </text:list>
            </text:list-item>
            <text:list-item>
              <text:p text:style-name="P77">Il Server</text:p>
              <text:list>
                <text:list-item>
                  <text:list>
                    <text:list-item>
                      <text:p text:style-name="P78">Model: Le caselle per la mappa</text:p>
                    </text:list-item>
                    <text:list-item>
                      <text:p text:style-name="P78">Model: La mappa di gioco</text:p>
                    </text:list-item>
                    <text:list-item>
                      <text:p text:style-name="P78">Model: I mazzi e le carte</text:p>
                    </text:list-item>
                    <text:list-item>
                      <text:p text:style-name="P79">Model: I Personaggi</text:p>
                    </text:list-item>
                    <text:list-item>
                      <text:p text:style-name="P80">Model(??): L'announcer</text:p>
                    </text:list-item>
                    <text:list-item>
                      <text:p text:style-name="P81">Model: MapLoader e Mapwriter</text:p>
                    </text:list-item>
                    <text:list-item>
                      <text:p text:style-name="P82">Controller: Il turno</text:p>
                    </text:list-item>
                    <text:list-item>
                      <text:p text:style-name="P82">Controller: Problema del “turno incompleto”, timeout e override</text:p>
                    </text:list-item>
                    <text:list-item>
                      <text:p text:style-name="P83">Controller: La gestione delle partite – Master e GameMaster</text:p>
                    </text:list-item>
                    <text:list-item>
                      <text:p text:style-name="P77">Tools: StringRes, Logger, GlobalOptions</text:p>
                    </text:list-item>
                  </text:list>
                </text:list-item>
              </text:list>
            </text:list-item>
            <text:list-item>
              <text:p text:style-name="P77">Il Client</text:p>
              <text:list>
                <text:list-item>
                  <text:p text:style-name="P77">I tipi di client: nc vs java-cli vs java-swing</text:p>
                </text:list-item>
                <text:list-item>
                  <text:p text:style-name="P77">Struttura del client</text:p>
                </text:list-item>
                <text:list-item>
                  <text:p text:style-name="P77">Client con linea di comando </text:p>
                </text:list-item>
                <text:list-item>
                  <text:p text:style-name="P77">Client con Swing</text:p>
                </text:list-item>
              </text:list>
            </text:list-item>
            <text:list-item>
              <text:p text:style-name="P84">La comunicazione</text:p>
              <text:list>
                <text:list-item>
                  <text:p text:style-name="P77">Comunicazione mediante RMI</text:p>
                </text:list-item>
                <text:list-item>
                  <text:p text:style-name="P84">Comunicazione mediante Socket</text:p>
                </text:list-item>
              </text:list>
            </text:list-item>
          </text:list>
        </text:list-item>
      </text:list>
      <text:p text:style-name="P29">}</text:p>
      <text:p text:style-name="P29"/>
      <text:p text:style-name="P30">[legenda: <text:span text:style-name="T1">diagramma non ancora fatto / da aggiornare.</text:span><text:tab/><text:tab/><text:span text:style-name="T2">Diagramma pronto</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1. Struttura generale</text:p>
      <text:p text:style-name="P33"/>
      <text:p text:style-name="P35">1. Perchè scegliere un doppio Model-View-Controller</text:p>
      <text:p text:style-name="P57"/>
      <text:p text:style-name="P57">Le varie responsabilità del Server vengono suddivise, costruendo una struttura del tipo Model-View-Controller, in questo modo:</text:p>
      <text:p text:style-name="P57"/>
      <text:list xml:id="list8881705155431058330" text:style-name="L2">
        <text:list-item>
          <text:p text:style-name="P109">Model : Comprende lo stato del gioco e le sue entità</text:p>
        </text:list-item>
      </text:list>
      <text:p text:style-name="P57"/>
      <text:list xml:id="list1510214390" text:continue-numbering="true" text:style-name="L2">
        <text:list-item>
          <text:p text:style-name="P109">Controller : La logica applicativa, che invia comandi al Model a seconda di quanto ricevuto dagli utenti</text:p>
        </text:list-item>
      </text:list>
      <text:p text:style-name="P57"/>
      <text:list xml:id="list697037848" text:continue-numbering="true" text:style-name="L2">
        <text:list-item>
          <text:p text:style-name="P110">View : Riceve i comandi / le richieste dai Client</text:p>
        </text:list-item>
      </text:list>
      <text:p text:style-name="P58"/>
      <text:p text:style-name="P42">[diagramma: Package Structure del Server]</text:p>
      <text:p text:style-name="P57"/>
      <text:p text:style-name="P57"/>
      <text:p text:style-name="P59">Anche il Client impiega Model-View-Controller, infatti:</text:p>
      <text:p text:style-name="P57"/>
      <text:list xml:id="list5976530674866569645" text:style-name="L3">
        <text:list-item>
          <text:p text:style-name="P111">View : Organizza l'interfaccia utente (sia CLI sia la GUI con Swing), riceve i comandi dell'utente e li passa al Controller.</text:p>
        </text:list-item>
      </text:list>
      <text:p text:style-name="P57"/>
      <text:list xml:id="list2006798536" text:continue-numbering="true" text:style-name="L3">
        <text:list-item>
          <text:p text:style-name="P112">Controller : A seconda dei messaggi ricevuti dal Server, può modificare il Model, e modificare la View (ad esempio, inviare una richiesta all'utente). <text:line-break/>Inoltre, a seconda dell'input dell'utente ricevuto dalla View, </text:p>
          <text:p text:style-name="P112">nel caso della comunicazione via Socket dà l'ordine alla connessione di inviare la stringa al Server, mentre nel caso della comunicazione via RMI chiama il metodo appropriato dell'interfaccia remota del Server.</text:p>
        </text:list-item>
      </text:list>
      <text:p text:style-name="P57"/>
      <text:list xml:id="list1407450032" text:continue-numbering="true" text:style-name="L3">
        <text:list-item>
          <text:p text:style-name="P111">Connection : Gestisce la comunicazione con il Server, può usare sia Socket sia RMI</text:p>
        </text:list-item>
      </text:list>
      <text:p text:style-name="P57"/>
      <text:p text:style-name="P57"/>
      <text:list xml:id="list355428040" text:continue-numbering="true" text:style-name="L3">
        <text:list-item>
          <text:p text:style-name="P111">Model : Contiene alcune informazioni sullo stato del gioco che sono utili al Client che fa uso della GUI; ad esempio : lo status corrente degli altri giocatori, il numero del turno, etc. </text:p>
        </text:list-item>
      </text:list>
      <text:p text:style-name="P57"/>
      <text:p text:style-name="P57"/>
      <text:p text:style-name="P43">[diagramma: Package Structure del Client]</text:p>
      <text:p text:style-name="P64"/>
      <text:p text:style-name="P64"/>
      <text:p text:style-name="P64"/>
      <text:p text:style-name="P47">[diagramma: Struttura generale Model-view-controller di Server e Client]</text:p>
      <text:p text:style-name="P65"/>
      <text:p text:style-name="P65"/>
      <text:p text:style-name="P64"/>
      <text:p text:style-name="P64"/>
      <text:p text:style-name="P64"/>
      <text:p text:style-name="P64"/>
      <text:p text:style-name="P64"/>
      <text:p text:style-name="P64"/>
      <text:p text:style-name="P64"/>
      <text:p text:style-name="P64"/>
      <text:p text:style-name="P64"/>
      <text:p text:style-name="P64"/>
      <text:p text:style-name="P68"><text:soft-page-break/>2. Il Server</text:p>
      <text:p text:style-name="P68"/>
      <text:p text:style-name="P66">1. Controller: il turno</text:p>
      <text:p text:style-name="P66"/>
      <text:p text:style-name="P66"/>
      <table:table table:name="Table1" table:style-name="Table1">
        <table:table-column table:style-name="Table1.A"/>
        <table:table-column table:style-name="Table1.B"/>
        <table:table-row>
          <table:table-cell table:style-name="Table1.A1" table:number-columns-spanned="2" office:value-type="string">
            <text:p text:style-name="P74">Struttura del turno e azioni possibili</text:p>
          </table:table-cell>
          <table:covered-table-cell/>
        </table:table-row>
        <table:table-row>
          <table:table-cell table:style-name="Table1.A2" office:value-type="string">
            <text:p text:style-name="P75">Umano</text:p>
          </table:table-cell>
          <table:table-cell table:style-name="Table1.B2" office:value-type="string">
            <text:p text:style-name="P75">Alieno</text:p>
          </table:table-cell>
        </table:table-row>
        <table:table-row>
          <table:table-cell table:style-name="Table1.A2" office:value-type="string">
            <text:list xml:id="list4788532880718757072" text:style-name="L4">
              <text:list-item>
                <text:p text:style-name="P120">Inizia turno</text:p>
              </text:list-item>
              <text:list-item>
                <text:p text:style-name="P120">Può giocare una Carta Oggetto (Teletrasporto/Adrenalina/Sedativi/Luci)</text:p>
              </text:list-item>
              <text:list-item>
                <text:p text:style-name="P120">Muove:</text:p>
                <text:list>
                  <text:list-item>
                    <text:p text:style-name="P120">richiedi input all'utente</text:p>
                  </text:list-item>
                  <text:list-item>
                    <text:p text:style-name="P120">la GameMap controlla la legittimità del movimento proposto e aggiorna la posizione</text:p>
                  </text:list-item>
                </text:list>
              </text:list-item>
              <text:list-item>
                <text:p text:style-name="P120">Se decide di attaccare (cosa che può fare solo giocando la Carta Oggetto Attacco), non deve pescare carte settore</text:p>
              </text:list-item>
              <text:list-item>
                <text:p text:style-name="P120">Conseguenza del movimento:</text:p>
                <text:list>
                  <text:list-item>
                    <text:p text:style-name="P120">Se richiesto, pesca una carta Settore/Scialuppa</text:p>
                  </text:list-item>
                  <text:list-item>
                    <text:p text:style-name="P120">Se una Carta è stata pescata, esegui azione corrispondente</text:p>
                  </text:list-item>
                  <text:list-item>
                    <text:p text:style-name="P120">Se la Carta Settore lo richiede, 2<text:span text:style-name="T18">a</text:span> azione: pesca una carta Oggetto</text:p>
                  </text:list-item>
                </text:list>
              </text:list-item>
              <text:list-item>
                <text:p text:style-name="P120">Può giocare una Carta Oggetto (Teletrasporto/Luci)</text:p>
              </text:list-item>
              <text:list-item>
                <text:p text:style-name="P120">Fine turno (n: resettare eventuali stati, come Adrenalina)</text:p>
              </text:list-item>
            </text:list>
          </table:table-cell>
          <table:table-cell table:style-name="Table1.B2" office:value-type="string">
            <text:list xml:id="list1481052582" text:continue-numbering="true" text:style-name="L4">
              <text:list-item>
                <text:p text:style-name="P120">Inizia turno</text:p>
              </text:list-item>
              <text:list-item>
                <text:p text:style-name="P121">Muovi:</text:p>
                <text:list>
                  <text:list-item>
                    <text:p text:style-name="P121">richiedi input all'utente</text:p>
                  </text:list-item>
                  <text:list-item>
                    <text:p text:style-name="P121">la GameMap controlla la legittimità del movimento proposto e aggiorna la posizione</text:p>
                  </text:list-item>
                </text:list>
              </text:list-item>
              <text:list-item>
                <text:p text:style-name="P120">Può Attaccare nella cella in cui si è spostato. Se decide di attaccare non deve pescare carte settore</text:p>
              </text:list-item>
              <text:list-item>
                <text:p text:style-name="P120">Se non ha attaccato, Conseguenza del movimento:</text:p>
                <text:list>
                  <text:list-item>
                    <text:p text:style-name="P120">Se richiesto, pesca una carta Settore</text:p>
                  </text:list-item>
                  <text:list-item>
                    <text:p text:style-name="P120">Se la Carta è stata pescata, esegui azione corrispondente (Noise/Silence)</text:p>
                  </text:list-item>
                  <text:list-item>
                    <text:p text:style-name="P120">Se la Carta Settore lo richiede, 2<text:span text:style-name="T18">a</text:span> azione: pesca una carta Oggetto</text:p>
                  </text:list-item>
                </text:list>
              </text:list-item>
              <text:list-item>
                <text:p text:style-name="P120">Fine turno</text:p>
              </text:list-item>
            </text:list>
          </table:table-cell>
        </table:table-row>
      </table:table>
      <text:p text:style-name="P1"/>
      <text:p text:style-name="P6">Definiamo le responsabilità per alcune classi:</text:p>
      <text:list xml:id="list5693561796516906255" text:style-name="L5">
        <text:list-item>
          <text:p text:style-name="P94">TurnHandler contiene la logica applicativa del turno, esegue le varie fasi.</text:p>
        </text:list-item>
        <text:list-item>
          <text:p text:style-name="P95">UserMessagesReporter contiene funzioni per richiedere input all'utente.</text:p>
        </text:list-item>
        <text:list-item>
          <text:p text:style-name="P95">Player (nel Model) contiene informazioni sullo stato del personaggio.</text:p>
        </text:list-item>
        <text:list-item>
          <text:p text:style-name="P95">GameMap (nel Model) contiene la posizione di ciascun giocatore.</text:p>
        </text:list-item>
        <text:list-item>
          <text:p text:style-name="P95">Announcer annuncia in broadcast gli eventi del gioco.</text:p>
        </text:list-item>
      </text:list>
      <text:p text:style-name="P3"/>
      <text:p text:style-name="P3">Nel TurnHandler, il metodo executeTurnSequence() , in ordine, invoca i metodi:</text:p>
      <text:p text:style-name="P3"/>
      <text:p text:style-name="P3">hailPlayer();</text:p>
      <text:p text:style-name="P37"><text:span text:style-name="T3">initialize(); <text:s/></text:span><text:span text:style-name="T19">// step 0</text:span></text:p>
      <text:p text:style-name="P37"><text:span text:style-name="T3">turnBeforeMove(); <text:s/></text:span><text:span text:style-name="T19">// step 1</text:span></text:p>
      <text:p text:style-name="P37"><text:span text:style-name="T3">turnMove(); <text:s/></text:span><text:span text:style-name="T19">// step 2</text:span></text:p>
      <text:p text:style-name="P37"><text:span text:style-name="T3">turnLand(); <text:s/></text:span><text:span text:style-name="T19">// also step 2</text:span></text:p>
      <text:p text:style-name="P37"><text:span text:style-name="T3">turnAfterMove(); <text:s/></text:span><text:span text:style-name="T19">// step 3</text:span></text:p>
      <text:p text:style-name="P37"><text:span text:style-name="T3">deInitialize(); <text:s/></text:span><text:span text:style-name="T19">// cleanup</text:span></text:p>
      <text:p text:style-name="P38">farewellPlayer();</text:p>
      <text:p text:style-name="P3"/>
      <text:p text:style-name="P4">TurnHandlerHuman e TurnHandlerAlien sono sottoclassi di TurnHandler, e implementano alcuni di questi metodi in maniera differente.</text:p>
      <text:p text:style-name="P4"><text:soft-page-break/></text:p>
      <text:p text:style-name="P19">[diagramma delle classi UML: i TurnHandlers]</text:p>
      <text:p text:style-name="P5"/>
      <text:p text:style-name="P9">Per quanto riguarda le azioni che il giocatore deve eseguire, si utilizza il Pattern Command:</text:p>
      <text:p text:style-name="P9">Le azioni sono incapsulate in oggetti. Questi oggetti contengono metodi come:</text:p>
      <text:p text:style-name="P9">public void execute (Player currentPlayer, ...).</text:p>
      <text:p text:style-name="P9"/>
      <text:p text:style-name="P13">Ruoli nel pattern Command:</text:p>
      <text:p text:style-name="P13"/>
      <text:list xml:id="list6513860779057081637" text:style-name="L6">
        <text:list-item>
          <text:p text:style-name="P96">Invoker - La classe che invoca i metodi dei comandi:</text:p>
          <text:list>
            <text:list-item>
              <text:p text:style-name="P96">TurnHandler, TurnHandlerAlien, TurnHandlerHuman</text:p>
              <text:p text:style-name="P96"/>
            </text:list-item>
          </text:list>
        </text:list-item>
      </text:list>
      <text:list xml:id="list8988476691068830812" text:style-name="L7">
        <text:list-item>
          <text:p text:style-name="P97">Command – Le classi che specificano le interfacce per i diversi tipi di comandi : </text:p>
          <text:list>
            <text:list-item>
              <text:p text:style-name="P97">CellAction</text:p>
            </text:list-item>
            <text:list-item>
              <text:p text:style-name="P97">CardAction</text:p>
            </text:list-item>
            <text:list-item>
              <text:p text:style-name="P97">playerCommand</text:p>
            </text:list-item>
          </text:list>
          <text:p text:style-name="P101"/>
        </text:list-item>
        <text:list-item>
          <text:p text:style-name="P101">ConcreteCommand – Le classi che implementano i comandi, rispettivamente:</text:p>
          <text:list>
            <text:list-item>
              <text:p text:style-name="P101">GetEscapeCardAction, GetSectorCardAction, NoCellAction</text:p>
            </text:list-item>
            <text:list-item>
              <text:p text:style-name="P101">NoiseAnywhere, NoiseAnywhereWithObject, NoiseHere, NoiseHereWithObject, Silence, SilenceWithObject, Escape, CanNotEscape, DrawObjectCard</text:p>
            </text:list-item>
            <text:list-item>
              <text:p text:style-name="P101">Adrenaline, Sedatives, Lights, Teleport, AttackOrder, Defense</text:p>
              <text:list>
                <text:list-header>
                  <text:p text:style-name="P97"/>
                </text:list-header>
              </text:list>
            </text:list-item>
          </text:list>
        </text:list-item>
        <text:list-item>
          <text:p text:style-name="P98">Receiver – La classe che riceve gli effetti delle azioni invocate :</text:p>
          <text:list>
            <text:list-item>
              <text:p text:style-name="P98">Il Player, con le sue sottoclassi Human e Alien; si trovano all'interno del Model, dato che contengono informazioni sullo stato corrente del personaggio</text:p>
            </text:list-item>
            <text:list-item>
              <text:p text:style-name="P98">La GameMap, che contiene le posizioni dei Player</text:p>
              <text:p text:style-name="P98"/>
            </text:list-item>
          </text:list>
        </text:list-item>
        <text:list-item>
          <text:p text:style-name="P99">Client – La classe che crea i comandi:</text:p>
          <text:list>
            <text:list-item>
              <text:p text:style-name="P100">UserMessagesReporter, che crea il comando Movecommand</text:p>
            </text:list-item>
            <text:list-item>
              <text:p text:style-name="P100">TurnHandler, che crea il comando DrawObjectCard</text:p>
            </text:list-item>
            <text:list-item>
              <text:p text:style-name="P100">Le SectorCard, che ritornano CardActions</text:p>
            </text:list-item>
            <text:list-item>
              <text:p text:style-name="P100">Le ObjectCard, che ritornano ObjectCardActions</text:p>
            </text:list-item>
          </text:list>
          <text:p text:style-name="P106"/>
        </text:list-item>
      </text:list>
      <text:p text:style-name="P108"/>
      <text:p text:style-name="P9"/>
      <text:p text:style-name="P23">[diagramma delle classi, CellActions]</text:p>
      <text:p text:style-name="P10"/>
      <text:p text:style-name="P24">[diagramma delle classi, CardActions]</text:p>
      <text:p text:style-name="P20"/>
      <text:p text:style-name="P20">[diagramma delle classi, Move e Attack]</text:p>
      <text:p text:style-name="P7"/>
      <text:p text:style-name="P8">Si riporta qui l'insieme dei diagrammi di sequenza del turno umano:</text:p>
      <text:p text:style-name="P21"/>
      <text:p text:style-name="P21">[diagramma di sequenza, beforeMove]</text:p>
      <text:p text:style-name="P21"/>
      <text:p text:style-name="P21">[diagramma di sequenza, Move]</text:p>
      <text:p text:style-name="P21"/>
      <text:p text:style-name="P21">[diagramma di sequenza, Land]</text:p>
      <text:p text:style-name="P21"/>
      <text:p text:style-name="P21">[diagramma di sequenza, PlayObjectCard]</text:p>
      <text:p text:style-name="P21"/>
      <text:p text:style-name="P21">[diagramma di sequenza, EscapeCell]</text:p>
      <text:p text:style-name="P21"><text:soft-page-break/></text:p>
      <text:p text:style-name="P21"/>
      <text:p text:style-name="P21"/>
      <text:p text:style-name="P21"/>
      <text:p text:style-name="P21"/>
      <text:p text:style-name="P34">2. Controller: Problema del “turno incompleto”, timeout e override</text:p>
      <text:p text:style-name="P34"/>
      <text:p text:style-name="P31">L'utente può non rispondere, e fare scadere il tempo del suo turno.</text:p>
      <text:p text:style-name="P31">Vi sono 2 thread in esecuzione che rispondono a questo problema:</text:p>
      <text:list xml:id="list4483504389172334878" text:style-name="L8">
        <text:list-item>
          <text:p text:style-name="P86"><text:span text:style-name="T16">Il thread dell'ExecutiveController</text:span><text:span text:style-name="T17">, che gestisce il turno di un utente.</text:span></text:p>
        </text:list-item>
      </text:list>
      <text:p text:style-name="P26"><text:span text:style-name="T17"><text:tab/>In questo caso, sta attendendo l'arrivo di una risposta. </text:span><text:span text:style-name="T16">Si trova in una wait()</text:span><text:span text:style-name="T17"> in <text:tab/>MessagingChannelSocket o in MessagingChannelRMI.</text:span></text:p>
      <text:list xml:id="list5199877172714083434" text:style-name="L9">
        <text:list-item>
          <text:p text:style-name="P87"><text:span text:style-name="T16">Il thread del TimeController</text:span><text:span text:style-name="T17">, che gestisce il timeout di un turno, e indica al thread dell'ExecutiveController quando occorre incominciare il turno di un nuovo giocatore.</text:span></text:p>
        </text:list-item>
      </text:list>
      <text:list xml:id="list7999320163793182777" text:style-name="L10">
        <text:list-header>
          <text:p text:style-name="P88"><text:span text:style-name="T17">In questo caso, </text:span><text:span text:style-name="T16">finisce di eseguire wait(TIMEOUT)</text:span><text:span text:style-name="T17">, e vede che il turno non è ancora completato. </text:span><text:span text:style-name="T16">Mette in moto quindi il meccanismo dell'Override.</text:span></text:p>
        </text:list-header>
      </text:list>
      <text:p text:style-name="P31"/>
      <text:p text:style-name="P31">Meccanismo dell'Override, prima parte:</text:p>
      <text:list xml:id="list66992054" text:continue-numbering="true" text:style-name="L10">
        <text:list-item>
          <text:p text:style-name="P85">Il thread n.2, quello del TimeController, va a invocare il metodo dello UserMessagesReporter fillInDefaultOnce(), <text:s/></text:p>
        </text:list-item>
        <text:list-item>
          <text:p text:style-name="P85">il quale invoca il metodo di MessagingChannel overrideDefault(). Questo metodo consegna al thread n.1 la risposta di Default impostata per il tipo di richiesta fatta, e risveglia il thread n.1 con una notify().</text:p>
        </text:list-item>
        <text:list-item>
          <text:p text:style-name="P85">Il thread n.1 consegna quindi al controller del Server la risposta ricevuta, come se l'avesse inserita l'utente.</text:p>
        </text:list-item>
      </text:list>
      <text:p text:style-name="P31"/>
      <text:p text:style-name="P40">[diagramma: Override Socket, una sola entry]</text:p>
      <text:p text:style-name="P71"/>
      <text:p text:style-name="P31">Meccanismo dell'Override, seconda parte:</text:p>
      <text:list xml:id="list8640772963482653335" text:style-name="L11">
        <text:list-item>
          <text:p text:style-name="P118">Il thread n.2, dopo aver invocato nello UserMessagesReporter fillInDefaultOnce(), invoca fillInDefaultAlways(). Questo pone a true la variabile booleana automaticOverride.</text:p>
        </text:list-item>
        <text:list-item>
          <text:p text:style-name="P118">Se rimangono ancora altri input che l'utente avrebbe dovuto inserire, lo UserMessagesReporter vede che automaticOverride è a true e non richiede input all'utente tramite MessagingChannel; invece, ritorna subito un valore di default al TurnHandler .</text:p>
          <text:list>
            <text:list-item>
              <text:p text:style-name="P118">Regole per determinare il valore di default: </text:p>
              <text:list>
                <text:list-item>
                  <text:p text:style-name="P118">Il giocatore non esegue alcuna azione volontaria, come giocare una carta oggetto o attaccare.</text:p>
                </text:list-item>
                <text:list-item>
                  <text:p text:style-name="P118">Se deve scegliere una posizione in cui fare un rumore, o giocare la carta Oggetto Luci, la scelta di default è la posizione in cui si trova.</text:p>
                </text:list-item>
                <text:list-item>
                  <text:p text:style-name="P118">Il giocatore non esegue alcun movimento, rimane nella cella in cui si trova.</text:p>
                </text:list-item>
              </text:list>
            </text:list-item>
          </text:list>
        </text:list-item>
      </text:list>
      <text:p text:style-name="P71"/>
      <text:p text:style-name="P71"/>
      <text:p text:style-name="P40">[diagramma: OverrideRMI, multiple entry]</text:p>
      <text:p text:style-name="P71"/>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68"/>
      <text:p text:style-name="P67">3. Model: Caselle per la mappa</text:p>
      <text:p text:style-name="P67"/>
      <text:p text:style-name="P55">Ogni Casella nella mappa è identificata dalla sua posizione. </text:p>
      <text:p text:style-name="P60">Le celle sono esagonali; per gestire le coordinate di una cella, e l'individuazione delle sue vicine, sfruttiamo la metodologia definita in : <text:span text:style-name="T15">http://www.redblobgames.com/grids/hexagons</text:span></text:p>
      <text:p text:style-name="P55"/>
      <text:p text:style-name="P55">Per descrivere la posizione di una cella, usiamo 3 differenti sistemi di coordinate: </text:p>
      <text:list xml:id="list5508225358217414511" text:style-name="L12">
        <text:list-item>
          <text:p text:style-name="P113">coordinate cubiche, es: (1,3,4). Usando 3 assi di riferimento sul piano, è possibile descrivere ogni cella senza dover attuare degli offset. Ogni cella conosce la sua posizione in termini di coordinate cubiche.</text:p>
          <text:p text:style-name="P114">La classe PositionCubic contiene una posizione a 3 dimensioni, e alcuni metodi utili, come equals() o distanceFrom(PositionCubic other).</text:p>
          <text:p text:style-name="P114"/>
        </text:list-item>
        <text:list-item>
          <text:p text:style-name="P113">coordinate a 2 dimensioni, es: (1,2). Utilizza 2 assi di riferimento sul piano; sono utili principalmente perchè permettono la conversione in coordinate alfanumeriche.</text:p>
          <text:p text:style-name="P114">La classe Position2D contiene una posizione a 2 dimensioni.</text:p>
          <text:p text:style-name="P114"/>
        </text:list-item>
        <text:list-item>
          <text:p text:style-name="P113">coordinate alfanumeriche, es: (B,5). Il modo 'classico' di riferirsi alle caselle, e anche quello che viene visualizzato graficamente sulla mappa.</text:p>
          <text:p text:style-name="P114">Sono rappresentate mediante stringhe, sulle quali viene effettuato un check di formato.</text:p>
        </text:list-item>
      </text:list>
      <text:p text:style-name="P55"/>
      <text:p text:style-name="P60"/>
      <text:p text:style-name="P70">Esempio di coordinate cubiche:</text:p>
      <text:p text:style-name="P70"/>
      <text:p text:style-name="P39">[immagine: esempio di coordinate cubiche]</text:p>
      <text:p text:style-name="P52"/>
      <text:p text:style-name="P53">Occorre una classe che possa convertire da un tipo di coordinate all'altro. </text:p>
      <text:p text:style-name="P53">La classe CoordinatesConverter contiene una serie di metodi statici utili a questo scopo.</text:p>
      <text:p text:style-name="P52"><text:tab/></text:p>
      <text:p text:style-name="P39"/>
      <text:p text:style-name="P44">[diagramma UML delle classi di posizionamento]</text:p>
      <text:p text:style-name="P44"/>
      <text:p text:style-name="P44"/>
      <text:p text:style-name="P54">Grazie al sistema di coordinate cubiche, una cella non deve contenere 6 puntatori ai propri vicini. Avendo una cella con posizione (x,y,z):</text:p>
      <text:p text:style-name="P54">vicini = celle con posizioni tali che 2 variabili tra x, y e z differiscono una di +1 e un'altra di -1</text:p>
      <text:p text:style-name="P41">[immagine: una casella e le sue vicine]</text:p>
      <text:p text:style-name="P44"/>
      <text:p text:style-name="P44"/>
      <text:p text:style-name="P55"/>
      <text:p text:style-name="P55"/>
      <text:p text:style-name="P61">Una cella deve contenere l'informazione riguardante il tipo di settore: sicuro, pericoloso, partenza umani, partenza alieni, scialuppa.</text:p>
      <text:p text:style-name="P61">Definiamo delle sottoclassi di Cell :</text:p>
      <text:p text:style-name="P45">[diagramma: Cell e sottotipi]</text:p>
      <text:p text:style-name="P45"/>
      <text:p text:style-name="P45"/>
      <text:p text:style-name="P45"/>
      <text:p text:style-name="P45"><text:soft-page-break/></text:p>
      <text:p text:style-name="P45"/>
      <text:p text:style-name="P61">Una cella può essere la destinazione di un movimento o meno, anche a seconda del team del giocatore; la EscapeCell / cella scialuppa può essere destinazione di un movimento per un Umano, ma non per un Alieno. Si definisce perciò il metodo</text:p>
      <text:p text:style-name="P25"><text:span text:style-name="T9">public</text:span><text:span text:style-name="T3"> </text:span><text:span text:style-name="T9">boolean</text:span><text:span text:style-name="T3"> canEnter(Player </text:span><text:span text:style-name="T14">curPlayer</text:span><text:span text:style-name="T3">)</text:span></text:p>
      <text:p text:style-name="P61">che può ritornare <text:span text:style-name="T9">true </text:span><text:span text:style-name="T4">o</text:span><text:span text:style-name="T9"> false, </text:span><text:span text:style-name="T4">a seconda del tipo di cella e del tipo di giocatore.</text:span></text:p>
      <text:p text:style-name="P55"/>
      <text:p text:style-name="P27">A seconda del tipo di cella, il giocatore dovrà eseguire diverse azioni:</text:p>
      <text:list xml:id="list7857065600105402234" text:style-name="L13">
        <text:list-item>
          <text:p text:style-name="P93">pescare una carta settore</text:p>
        </text:list-item>
        <text:list-item>
          <text:p text:style-name="P93">pescare una carta scialuppa</text:p>
        </text:list-item>
        <text:list-item>
          <text:p text:style-name="P93">niente</text:p>
        </text:list-item>
      </text:list>
      <text:p text:style-name="P56">Seguendo il pattern Command, ogni azione è incapsulata in un oggetto, rispettivamente:</text:p>
      <text:list xml:id="list268135483576488255" text:style-name="L14">
        <text:list-item>
          <text:p text:style-name="P89"><text:span text:style-name="T9">public</text:span><text:span text:style-name="T3"> </text:span><text:span text:style-name="T9">class</text:span><text:span text:style-name="T3"> GetSectorCardAction</text:span></text:p>
        </text:list-item>
        <text:list-item>
          <text:p text:style-name="P89"><text:span text:style-name="T9">public</text:span><text:span text:style-name="T3"> </text:span><text:span text:style-name="T9">class</text:span><text:span text:style-name="T3"> GetEscapeCardAction</text:span></text:p>
        </text:list-item>
        <text:list-item>
          <text:p text:style-name="P89"><text:span text:style-name="T9">public</text:span><text:span text:style-name="T3"> </text:span><text:span text:style-name="T9">class</text:span><text:span text:style-name="T3"> NoCellAction</text:span></text:p>
        </text:list-item>
      </text:list>
      <text:p text:style-name="P56"><text:span text:style-name="T3"/></text:p>
      <text:p text:style-name="P119"><text:span text:style-name="T21">Ogni cella ha quindi un metodo </text:span><text:span text:style-name="T12">public</text:span><text:span text:style-name="T8"> CellAction getCellAction(), che ritorna uno degli oggetti citati.</text:span></text:p>
      <text:p text:style-name="P117"/>
      <text:p text:style-name="P55"/>
      <text:p text:style-name="P55"/>
      <text:p text:style-name="P69">3. Model: La mappa di gioco</text:p>
      <text:p text:style-name="P69"/>
      <text:p text:style-name="P62"/>
      <text:p text:style-name="P50">[diagramma delle classi UML : GameMap] </text:p>
      <text:p text:style-name="P55"/>
      <text:p text:style-name="P63">Gli elementi più importanti nella mappa di gioco: </text:p>
      <text:list xml:id="list5747719572456921509" text:style-name="L15">
        <text:list-item>
          <text:p text:style-name="P90"><text:span text:style-name="T5">La hashmap</text:span><text:span text:style-name="T9"> private</text:span><text:span text:style-name="T3"> Map&lt;String, Cell&gt; </text:span><text:span text:style-name="T13">cells:</text:span></text:p>
          <text:p text:style-name="P90"><text:span text:style-name="T3">contiene le celle esistenti nella mappa, associando coordinate alfanumeriche a coordinate cubiche; </text:span><text:span text:style-name="T3">questo permette di </text:span><text:span text:style-name="T6">velocizzare la ricerca di una cella durante le fasi di gioco.</text:span></text:p>
          <text:p text:style-name="P107">es .&lt;”A03”,Cell(2,3,5)&gt;</text:p>
        </text:list-item>
        <text:list-item>
          <text:p text:style-name="P90"><text:span text:style-name="T5">La hashmap</text:span><text:span text:style-name="T10"> </text:span><text:span text:style-name="T9">private</text:span><text:span text:style-name="T3"> Map&lt;Player, Cell&gt; </text:span><text:span text:style-name="T13">playersPositions</text:span><text:span text:style-name="T3">;</text:span></text:p>
          <text:p text:style-name="P102">contiene la posizione attuale di ciascun giocatore</text:p>
        </text:list-item>
        <text:list-item>
          <text:p text:style-name="P91"><text:span text:style-name="T20">Il metodo</text:span><text:span text:style-name="T9"> <text:line-break/>public</text:span><text:span text:style-name="T3"> CellAction move(PlayerActionInterface </text:span><text:span text:style-name="T14">curPlayer</text:span><text:span text:style-name="T3">, String </text:span><text:span text:style-name="T14">destination</text:span><text:span text:style-name="T3">)<text:line-break/>che anzitutto invoca altri metodi per verificare se il movimento proposto è effettivamente eseguibile; se no, lancia una delle possibili eccezioni<text:line-break/>(BadCoordinatesException, DestinationUnreachableException, CellNotExistsException, PlayerCanNotEnterException)<text:line-break/>se sì, aggiorna la posizione del Player sulla mappa.</text:span></text:p>
          <text:p text:style-name="P103">Per il funzionamento dettagliato del metodo move , si rimanda ai diagrammi di sequenza della parte Controller: turno</text:p>
        </text:list-item>
        <text:list-item>
          <text:p text:style-name="P92"><text:span text:style-name="T3">Il metodo<text:line-break/></text:span><text:span text:style-name="T9">public</text:span><text:span text:style-name="T3"> List&lt;PlayerActionInterface&gt; getPlayersByPosition(PositionCubic </text:span><text:span text:style-name="T14">pos</text:span><text:span text:style-name="T3">)</text:span></text:p>
          <text:p text:style-name="P104">che ritorna una lista con tutti i Player che si trovano in una data posizione (utile per il comando Attack o la carta oggetto Lights)</text:p>
          <text:p text:style-name="P115"/>
        </text:list-item>
      </text:list>
      <text:p text:style-name="P63"/>
      <text:p text:style-name="P46"/>
      <text:p text:style-name="P46"/>
      <text:p text:style-name="P46"/>
      <text:p text:style-name="P46"/>
      <text:p text:style-name="P46"><text:soft-page-break/></text:p>
      <text:p text:style-name="P46"/>
      <text:p text:style-name="P46"/>
      <text:p text:style-name="P46"/>
      <text:p text:style-name="P46"/>
      <text:p text:style-name="P72"/>
      <text:p text:style-name="P73">4. Model : I mazzi e le carte</text:p>
      <text:p text:style-name="P11"/>
      <text:p text:style-name="P22">[diagramma delle classi : DecksHandler e Decks]</text:p>
      <text:p text:style-name="P22"/>
      <text:p text:style-name="P11">Si crea una classe Deck, per rappresentare un mazzo di carte e il suo comportamento.</text:p>
      <text:p text:style-name="P14">La struttura dati usata è una ArrayList; </text:p>
      <text:p text:style-name="P14">Vi è un counter, che tiene traccia dell'estrazione delle carte (la performance è migliore rispetto a eliminare gli oggetti, e ricrearli quando si deve rimescolare il mazzo).</text:p>
      <text:p text:style-name="P15"/>
      <text:p text:style-name="P16">Le sottoclassi </text:p>
      <text:list xml:id="list5625892316675027422" text:style-name="L16">
        <text:list-item>
          <text:p text:style-name="P105">EscapeDeck, </text:p>
        </text:list-item>
        <text:list-item>
          <text:p text:style-name="P105">SectorDeck, </text:p>
        </text:list-item>
        <text:list-item>
          <text:p text:style-name="P105">ObjectDeck </text:p>
        </text:list-item>
      </text:list>
      <text:p text:style-name="P16">ereditano il comportamento della sovraclasse, e in più vi aggiungono un costruttore che crea i mazzi con i tipi di carte specificati.</text:p>
      <text:p text:style-name="P16">(nota: quando i mazzi vengono creati, si esegue anche la funzione shuffleDeck() per mescolarli)</text:p>
      <text:p text:style-name="P17"/>
      <text:p text:style-name="P12"/>
      <text:p text:style-name="P18">Tutti i diversi tipi di carte implementano l'interfaccia Card, per potere essere messe in un Deck.</text:p>
      <text:p text:style-name="P55"/>
      <text:p text:style-name="P55"/>
      <text:p text:style-name="P51">[diagramma delle classi: le carte]</text:p>
      <text:p text:style-name="P28"/>
      <text:p text:style-name="P28"/>
      <text:p text:style-name="P28"/>
      <text:p text:style-name="P2">5. Model: I personaggi</text:p>
      <text:p text:style-name="P2"/>
      <text:p text:style-name="P2"/>
      <text:p text:style-name="P2"/>
      <text:p text:style-name="P49">[diagramma delle classi: Player, Human, Al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2T17:18:50</dc:date>
    <meta:editing-duration>PT3H57M11S</meta:editing-duration>
    <meta:editing-cycles>126</meta:editing-cycles>
    <dc:creator>Andrea </dc:creator>
    <meta:document-statistic meta:table-count="1" meta:image-count="0" meta:object-count="0" meta:page-count="8" meta:paragraph-count="204" meta:word-count="1939" meta:character-count="12705" meta:non-whitespace-character-count="11046"/>
  </office:meta>
</office:document-meta>
</file>